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</text:h>
      <text:h text:style-name="Heading_20_3" text:outline-level="3">Основные особенности:</text:h>
      <text:list xml:id="list1581484404" text:style-name="L4">
        <text:list-item>
          <text:p text:style-name="P3">система предназначена для работы в составе небольшого предприятия</text:p>
        </text:list-item>
      </text:list>
      <text:h text:style-name="Heading_20_3" text:outline-level="3">Цели:</text:h>
      <text:p text:style-name="Text_20_body">Данная программа создается с <text:s/>целью автоматизации и упрощения администрирования фотосалона.</text:p>
      <text:p text:style-name="Text_20_body"/>
      <text:p text:style-name="Text_20_body">Для достижения целей необходимо решить следующие</text:p>
      <text:h text:style-name="Heading_20_3" text:outline-level="3">Задачи:</text:h>
      <text:p text:style-name="Text_20_body">Написание программы, позволяющей:</text:p>
      <text:list xml:id="list1537349679" text:style-name="L5">
        <text:list-item>
          <text:p text:style-name="P4">получать быстрый доступ к редактированию или просмотру информации о текущих заказах</text:p>
        </text:list-item>
        <text:list-item>
          <text:p text:style-name="P4">получать быстрый доступ к редактированию или просмотру информации о доступных товарах на складе, доступности услуг</text:p>
        </text:list-item>
        <text:list-item>
          <text:p text:style-name="P4">генерировать отчеты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Программа должна реализовывать следующий функционал:</text:h>
      <text:list xml:id="list1854616405" text:style-name="L3">
        <text:list-item>
          <text:p text:style-name="P2">Аутентификация пользователей для входа в систему</text:p>
          <text:p text:style-name="P2">с предоставлением различного доступа к информации</text:p>
        </text:list-item>
      </text:list>
      <text:list xml:id="list1579890392" text:style-name="L1">
        <text:list-item>
          <text:p text:style-name="P1">Просмотр\редактирование информации о заказах:</text:p>
          <text:list>
            <text:list-item>
              <text:p text:style-name="P1">Заказчик</text:p>
              <text:list>
                <text:list-item>
                  <text:p text:style-name="P1">ФИО</text:p>
                </text:list-item>
                <text:list-item>
                  <text:p text:style-name="P1">Телефон и\или эл. почта</text:p>
                </text:list-item>
              </text:list>
            </text:list-item>
            <text:list-item>
              <text:p text:style-name="P1">Дата</text:p>
            </text:list-item>
            <text:list-item>
              <text:p text:style-name="P1">Номер</text:p>
            </text:list-item>
            <text:list-item>
              <text:p text:style-name="P1">Менеджер</text:p>
            </text:list-item>
            <text:list-item>
              <text:p text:style-name="P1">Тип услуги</text:p>
            </text:list-item>
            <text:list-item>
              <text:p text:style-name="P1">Статус выполнения</text:p>
            </text:list-item>
          </text:list>
        </text:list-item>
        <text:list-item>
          <text:p text:style-name="P1">Просмотр\редактирование состояния склада:</text:p>
          <text:list>
            <text:list-item>
              <text:p text:style-name="P1">Наличие и количество товаров</text:p>
            </text:list-item>
            <text:list-item>
              <text:p text:style-name="P1">Спрос на товары определенной номенклатуры</text:p>
            </text:list-item>
          </text:list>
        </text:list-item>
        <text:list-item>
          <text:p text:style-name="P1">Просмотр\редактирование информации о персонале:</text:p>
          <text:list>
            <text:list-item>
              <text:p text:style-name="P1">ФИО</text:p>
            </text:list-item>
            <text:list-item>
              <text:p text:style-name="P1">Занимаемая должность</text:p>
            </text:list-item>
            <text:list-item>
              <text:p text:style-name="P1">Идентификатор(номер договора)</text:p>
            </text:list-item>
            <text:list-item>
              <text:p text:style-name="P1">Логин для входа в систему</text:p>
            </text:list-item>
          </text:list>
        </text:list-item>
        <text:list-item>
          <text:p text:style-name="P1">Генерация отчетов о:</text:p>
          <text:list>
            <text:list-item>
              <text:p text:style-name="P1">Состоянии склада</text:p>
            </text:list-item>
            <text:list-item>
              <text:p text:style-name="P1">Заказах</text:p>
            </text:list-item>
            <text:list-item>
              <text:p text:style-name="P1">Расходах\выручке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Нефункциональные требования:</text:h>
      <text:p text:style-name="Text_20_body">Требуемый язык разработки:</text:p>
      <text:p text:style-name="Text_20_body"><text:tab/> C# + .NET framework</text:p>
      <text:p text:style-name="Text_20_body">Сторонние библиотеки: </text:p>
      <text:p text:style-name="Text_20_body"><text:tab/>допускается использование библиотек, обеспечивающих генерацию отчетов.</text:p>
      <text:h text:style-name="Heading_20_3" text:outline-level="3"/>
      <text:h text:style-name="Heading_20_3" text:outline-level="3">Процесс разработки:</text:h>
      <text:p text:style-name="Text_20_body">Сроки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25.02 </text:p>
          </table:table-cell>
          <table:table-cell table:style-name="Table1.B1" office:value-type="string">
            <text:p text:style-name="Table_20_Contents">Описание предм. области.</text:p>
          </table:table-cell>
        </table:table-row>
        <table:table-row>
          <table:table-cell table:style-name="Table1.A2" office:value-type="string">
            <text:p text:style-name="Table_20_Contents">17.03 </text:p>
          </table:table-cell>
          <table:table-cell table:style-name="Table1.B2" office:value-type="string">
            <text:p text:style-name="Table_20_Contents">ТЗ</text:p>
          </table:table-cell>
        </table:table-row>
        <table:table-row>
          <table:table-cell table:style-name="Table1.A2" office:value-type="string">
            <text:p text:style-name="Table_20_Contents">24.03</text:p>
          </table:table-cell>
          <table:table-cell table:style-name="Table1.B2" office:value-type="string">
            <text:p text:style-name="Table_20_Contents">GUI</text:p>
          </table:table-cell>
        </table:table-row>
        <table:table-row>
          <table:table-cell table:style-name="Table1.A2" office:value-type="string">
            <text:p text:style-name="Table_20_Contents">07.04 </text:p>
          </table:table-cell>
          <table:table-cell table:style-name="Table1.B2" office:value-type="string">
            <text:p text:style-name="Table_20_Contents">Схема БД</text:p>
          </table:table-cell>
        </table:table-row>
        <table:table-row>
          <table:table-cell table:style-name="Table1.A2" office:value-type="string">
            <text:p text:style-name="Table_20_Contents">05.05</text:p>
          </table:table-cell>
          <table:table-cell table:style-name="Table1.B2" office:value-type="string">
            <text:p text:style-name="Table_20_Contents">Документация</text:p>
          </table:table-cell>
        </table:table-row>
        <table:table-row>
          <table:table-cell table:style-name="Table1.A2" office:value-type="string">
            <text:p text:style-name="Table_20_Contents">12.05</text:p>
          </table:table-cell>
          <table:table-cell table:style-name="Table1.B2" office:value-type="string">
            <text:p text:style-name="Table_20_Contents">Программа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 Condensed" fo:font-size="12pt" fo:language="en" fo:country="US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6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3T20:15:27</meta:creation-date>
    <dc:date>2012-03-10T15:20:28</dc:date>
    <meta:editing-duration>PT2H32M54S</meta:editing-duration>
    <meta:editing-cycles>21</meta:editing-cycles>
    <meta:generator>LibreOffice/3.4$Linux LibreOffice_project/340m1$Build-502</meta:generator>
    <meta:document-statistic meta:table-count="1" meta:image-count="0" meta:object-count="0" meta:page-count="3" meta:paragraph-count="54" meta:word-count="190" meta:character-count="1381" meta:non-whitespace-character-count="1264"/>
  </office:meta>
</office:document-meta>
</file>